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70000002648B3B32D.png" manifest:media-type="image/png"/>
  <manifest:file-entry manifest:full-path="Pictures/100002010000002500000024A6457B97.png" manifest:media-type="image/png"/>
  <manifest:file-entry manifest:full-path="Pictures/100002010000002300000021E9E3D757.png" manifest:media-type="image/png"/>
  <manifest:file-entry manifest:full-path="Pictures/1000020100000022000000256B52537E.png" manifest:media-type="image/png"/>
  <manifest:file-entry manifest:full-path="Pictures/100002010000001C00000024EE331857.png" manifest:media-type="image/png"/>
  <manifest:file-entry manifest:full-path="Pictures/100002010000002600000029480BB28E.png" manifest:media-type="image/png"/>
  <manifest:file-entry manifest:full-path="Pictures/1000020100000025000000238EB29393.png" manifest:media-type="image/png"/>
  <manifest:file-entry manifest:full-path="Pictures/10000201000000230000002353DA80E1.png" manifest:media-type="image/png"/>
  <manifest:file-entry manifest:full-path="Pictures/100002010000002700000025A488352D.png" manifest:media-type="image/png"/>
  <manifest:file-entry manifest:full-path="Pictures/100002010000014A000000212DFCC6E2.png" manifest:media-type="image/png"/>
  <manifest:file-entry manifest:full-path="Pictures/100002010000001B00000014AC8AE794.png" manifest:media-type="image/png"/>
  <manifest:file-entry manifest:full-path="Pictures/10000201000000200000001E085AF514.png" manifest:media-type="image/png"/>
  <manifest:file-entry manifest:full-path="Pictures/10000201000000290000001E6197936A.png" manifest:media-type="image/png"/>
  <manifest:file-entry manifest:full-path="Pictures/100002010000002700000025EA3B0326.png" manifest:media-type="image/png"/>
  <manifest:file-entry manifest:full-path="Pictures/100000000000002500000022CEE562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1" svg:font-family="'Apple Garamond Light'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text-properties officeooo:paragraph-rsid="00054dcc"/>
    </style:style>
    <style:style style:name="P2" style:family="paragraph" style:parent-style-name="MiCuerpo1">
      <style:text-properties officeooo:paragraph-rsid="00084785"/>
    </style:style>
    <style:style style:name="P3" style:family="paragraph" style:parent-style-name="MiCuerpo1">
      <style:text-properties fo:font-size="10pt" style:font-size-asian="10pt" style:font-size-complex="10pt"/>
    </style:style>
    <style:style style:name="P4" style:family="paragraph" style:parent-style-name="MiCuerpo1">
      <style:text-properties officeooo:paragraph-rsid="00070200"/>
    </style:style>
    <style:style style:name="P5" style:family="paragraph" style:parent-style-name="MiSubtitulo2">
      <style:text-properties fo:font-size="10pt" style:font-size-asian="10pt" style:font-size-complex="10pt"/>
    </style:style>
    <style:style style:name="P6" style:family="paragraph" style:parent-style-name="MiSubtitulo2">
      <style:text-properties fo:font-size="10pt" officeooo:rsid="00054dcc" officeooo:paragraph-rsid="00054dcc" style:font-size-asian="10pt" style:font-size-complex="10pt"/>
    </style:style>
    <style:style style:name="P7" style:family="paragraph" style:parent-style-name="MiSubtitulo2">
      <style:paragraph-properties fo:margin-left="0in" fo:margin-right="-0.0783in" fo:text-indent="0in" style:auto-text-indent="false"/>
      <style:text-properties fo:font-size="10pt" style:font-size-asian="10pt" style:font-size-complex="10pt"/>
    </style:style>
    <style:style style:name="P8" style:family="paragraph" style:parent-style-name="MiCuerpo1" style:list-style-name="Numbering_20_1"/>
    <style:style style:name="P9" style:family="paragraph" style:parent-style-name="MiCuerpo1" style:list-style-name="Numbering_20_1">
      <style:text-properties officeooo:paragraph-rsid="00054dcc"/>
    </style:style>
    <style:style style:name="P10" style:family="paragraph" style:parent-style-name="MiCuerpo1" style:list-style-name="Numbering_20_1">
      <style:text-properties officeooo:paragraph-rsid="00044fb9"/>
    </style:style>
    <style:style style:name="P11" style:family="paragraph" style:parent-style-name="MiCuerpo1" style:list-style-name="Numbering_20_1">
      <style:text-properties officeooo:paragraph-rsid="00084785"/>
    </style:style>
    <style:style style:name="P12" style:family="paragraph" style:parent-style-name="MiCuerpo1" style:list-style-name="L1">
      <style:text-properties officeooo:paragraph-rsid="0002750e"/>
    </style:style>
    <style:style style:name="P13" style:family="paragraph" style:parent-style-name="MiCuerpo1" style:list-style-name="L1">
      <style:text-properties officeooo:rsid="00064d7e" officeooo:paragraph-rsid="00070200"/>
    </style:style>
    <style:style style:name="P14" style:family="paragraph" style:parent-style-name="MiCuerpo1" style:list-style-name="L1">
      <style:text-properties fo:font-size="10pt" officeooo:paragraph-rsid="0003740f" style:font-size-asian="10pt" style:font-size-complex="10pt"/>
    </style:style>
    <style:style style:name="P15" style:family="paragraph" style:parent-style-name="MiCuerpo1">
      <style:text-properties officeooo:paragraph-rsid="000cfa4f"/>
    </style:style>
    <style:style style:name="T1" style:family="text">
      <style:text-properties fo:color="#800000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2" style:family="text">
      <style:text-properties style:font-name="Apple Garamond Light1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2750e" style:font-size-asian="10pt" style:font-size-complex="10pt"/>
    </style:style>
    <style:style style:name="T5" style:family="text">
      <style:text-properties fo:font-size="10pt" officeooo:rsid="0003740f" style:font-size-asian="10pt" style:font-size-complex="10pt"/>
    </style:style>
    <style:style style:name="T6" style:family="text">
      <style:text-properties fo:font-size="10pt" officeooo:rsid="00044fb9" style:font-size-asian="10pt" style:font-size-complex="10pt"/>
    </style:style>
    <style:style style:name="T7" style:family="text">
      <style:text-properties fo:font-size="10pt" officeooo:rsid="00054dcc" style:font-size-asian="10pt" style:font-size-complex="10pt"/>
    </style:style>
    <style:style style:name="T8" style:family="text">
      <style:text-properties fo:font-size="10pt" officeooo:rsid="00064d7e" style:font-size-asian="10pt" style:font-size-complex="10pt"/>
    </style:style>
    <style:style style:name="T9" style:family="text">
      <style:text-properties fo:font-size="10pt" officeooo:rsid="00070200" style:font-size-asian="10pt" style:font-size-complex="10pt"/>
    </style:style>
    <style:style style:name="T10" style:family="text">
      <style:text-properties fo:font-size="10pt" officeooo:rsid="00084785" style:font-size-asian="10pt" style:font-size-complex="10pt"/>
    </style:style>
    <style:style style:name="T11" style:family="text">
      <style:text-properties fo:font-size="10pt" officeooo:rsid="000a8921" style:font-size-asian="10pt" style:font-size-complex="10pt"/>
    </style:style>
    <style:style style:name="T12" style:family="text">
      <style:text-properties fo:font-size="10pt" officeooo:rsid="000bfc72" style:font-size-asian="10pt" style:font-size-complex="10pt"/>
    </style:style>
    <style:style style:name="T13" style:family="text">
      <style:text-properties fo:font-size="10pt" officeooo:rsid="000cfa4f" style:font-size-asian="10pt" style:font-size-complex="10pt"/>
    </style:style>
    <style:style style:name="T14" style:family="text">
      <style:text-properties fo:font-size="10pt" officeooo:rsid="000e257d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054dcc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064d7e" style:font-size-asian="10pt" style:font-style-asian="italic" style:font-size-complex="10pt" style:font-style-complex="italic"/>
    </style:style>
    <style:style style:name="T18" style:family="text">
      <style:text-properties fo:font-size="10pt" fo:font-style="normal" officeooo:rsid="00064d7e" style:font-size-asian="10pt" style:font-style-asian="normal" style:font-size-complex="10pt" style:font-style-complex="normal"/>
    </style:style>
    <style:style style:name="T19" style:family="text">
      <style:text-properties officeooo:rsid="000221ee"/>
    </style:style>
    <style:style style:name="T20" style:family="text">
      <style:text-properties officeooo:rsid="000702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fo:margin-left="-0.1453in" fo:margin-right="-0.2181in" style:editable="false">
        <style:columns fo:column-count="3">
          <style:column style:rel-width="4669*" fo:start-indent="0in" fo:end-indent="0.1701in"/>
          <style:column style:rel-width="4914*" fo:start-indent="0.1701in" fo:end-indent="0.1701in"/>
          <style:column style:rel-width="4669*" fo:start-indent="0.170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p text:style-name="P6">Inicio</text:p>
          <text:p text:style-name="P1"><draw:frame draw:style-name="fr1" draw:name="gráficos2" text:anchor-type="paragraph" svg:x="0.0846in" svg:y="-0.0217in" svg:width="0.378in" svg:height="0.3543in" draw:z-index="13"><draw:image xlink:href="Pictures/100000000000002500000022CEE562D2.png" xlink:type="simple" xlink:show="embed" xlink:actuate="onLoad"/></draw:frame><text:span text:style-name="T3">Para comenzar pulse sobre el botón “</text:span><text:span text:style-name="T7">Iniciar operaciones</text:span><text:span text:style-name="T3">” </text:span><text:span text:style-name="T4">o </text:span><text:span text:style-name="T3">presione </text:span><text:span text:style-name="MiTeclas1"><text:span text:style-name="T3">Ctrl+N</text:span></text:span><text:span text:style-name="T3">, </text:span><text:span text:style-name="T7">introduzca la cantidad inicial en gabeta en <text:s/>la ventana emergente, luego presione </text:span><text:span text:style-name="MiTeclas1"><text:span text:style-name="T7">Entrar</text:span></text:span><text:span text:style-name="T7">.</text:span></text:p>
          <text:p text:style-name="P5"><text:span text:style-name="T19">En</text:span> Venta</text:p>
          <text:list xml:id="list189070616219829092" text:style-name="Numbering_20_1">
            <text:list-item>
              <text:p text:style-name="P9"><draw:frame draw:style-name="fr2" draw:name="Image1" text:anchor-type="paragraph" svg:x="0.2339in" svg:y="0.0457in" svg:width="0.3311in" svg:height="0.3102in" draw:z-index="11"><draw:image xlink:href="Pictures/10000201000000200000001E085AF514.png" xlink:type="simple" xlink:show="embed" xlink:actuate="onLoad"/></draw:frame><text:span text:style-name="T4">P</text:span><text:span text:style-name="T3">ulse </text:span><text:span text:style-name="T5">el</text:span><text:span text:style-name="T4"> </text:span><text:span text:style-name="T3">botón “</text:span><text:span text:style-name="T7">Entrar </text:span><text:span text:style-name="T3">código” </text:span><text:span text:style-name="T4">p</text:span><text:span text:style-name="T3">ara activar la entrada de código o presione </text:span><text:span text:style-name="MiTeclas1"><text:span text:style-name="T3">F2.</text:span></text:span><text:span text:style-name="T3"> </text:span></text:p>
            </text:list-item>
            <text:list-item>
              <text:p text:style-name="P9"><draw:frame draw:style-name="fr3" draw:name="Image2" text:anchor-type="paragraph" svg:x="-0.172in" svg:y="-0.0673in" svg:width="3.4374in" svg:height="0.3437in" draw:z-index="14"><draw:image xlink:href="Pictures/100002010000014A000000212DFCC6E2.png" xlink:type="simple" xlink:show="embed" xlink:actuate="onLoad"/></draw:frame><text:span text:style-name="T6">Introduzca </text:span><text:span text:style-name="T3">el código y presione </text:span><text:span text:style-name="MiTeclas1"><text:span text:style-name="T3">Entrar</text:span></text:span><text:span text:style-name="T3">, o use un lector de códigos de barra. </text:span><text:span text:style-name="T4">Puede teclear una descripcion, presion</text:span><text:span text:style-name="T6">ar</text:span><text:span text:style-name="T4"> </text:span><text:span text:style-name="MiTeclas1"><text:span text:style-name="T4">Entrar</text:span></text:span><text:span text:style-name="T4"> y/</text:span><text:span text:style-name="T7">o</text:span><text:span text:style-name="T4"> </text:span><text:span text:style-name="T7">hacer clic</text:span><text:span text:style-name="T4"> </text:span><text:span text:style-name="T7">en</text:span><text:span text:style-name="T4"> </text:span><text:span text:style-name="T8">una de </text:span><text:span text:style-name="T7">las imagenes previas</text:span><text:span text:style-name="T16"> </text:span><text:span text:style-name="T18">en</text:span><text:span text:style-name="T17"> </text:span><text:span text:style-name="T18">la</text:span><text:span text:style-name="T17"> rejilla </text:span><text:span text:style-name="T16">de productos</text:span><text:span text:style-name="T4">.</text:span></text:p>
            </text:list-item>
          </text:list>
          <text:list xml:id="list3555294429884447405" text:style-name="L1">
            <text:list-item>
              <text:p text:style-name="P12"><text:span text:style-name="T3">Puede entrar cantidades ahí mismo como </text:span><text:span text:style-name="MiRealzado3"><text:span text:style-name="T3">10*1234</text:span></text:span><text:span text:style-name="T3">, siendo </text:span><text:span text:style-name="MiRealzado3"><text:span text:style-name="T3">10</text:span></text:span><text:span text:style-name="T3"> productos con código </text:span><text:span text:style-name="MiRealzado3"><text:span text:style-name="T3">1234</text:span></text:span><text:span text:style-name="T3"> los que se insertarán. </text:span><text:span text:style-name="T4">Si la unidad no es </text:span><text:span text:style-name="T5">pieza (</text:span><text:span text:style-name="T4">Pc</text:span><text:span text:style-name="T5">)</text:span><text:span text:style-name="T4">, puede insertar </text:span><text:span text:style-name="MiRealzado3"><text:span text:style-name="T4">0.5*1234</text:span></text:span><text:span text:style-name="T4">, siendo </text:span><text:span text:style-name="MiRealzado3"><text:span text:style-name="T4">1/2</text:span></text:span><text:span text:style-name="T4"> </text:span><text:span text:style-name="T8">unidad del </text:span><text:span text:style-name="T4">producto con código </text:span><text:span text:style-name="MiRealzado3"><text:span text:style-name="T4">1234</text:span></text:span><text:span text:style-name="T4"> para ventas a granel. </text:span></text:p>
            </text:list-item>
            <text:list-item>
              <text:p text:style-name="P13"><text:span text:style-name="T4">P</text:span><text:span text:style-name="T3">uede buscar productos por precio, al entrar el simbolo (-) </text:span><text:span text:style-name="T9">luego la cantidad deseada, como </text:span><text:span text:style-name="MiRealzado3"><text:span text:style-name="T4">-1</text:span></text:span><text:span text:style-name="MiRealzado3"><text:span text:style-name="T9">0</text:span></text:span><text:span text:style-name="MiRealzado3"><text:span text:style-name="T4"> </text:span></text:span><text:span text:style-name="T3"><text:s/>y <text:s/></text:span><text:span text:style-name="T4">presion</text:span><text:span text:style-name="T6">ar </text:span><text:span text:style-name="MiTeclas1"><text:span text:style-name="T4">Entrar</text:span></text:span><text:span text:style-name="T9">, obtendra como resultado en la rejilla de productos, los que esten en el rango de precio entre los <text:s/>$10.00 a $10.99.</text:span><text:span text:style-name="T4"> </text:span></text:p>
            </text:list-item>
            <text:list-item>
              <text:p text:style-name="P14">Para Agregar un descuento ocasional presione <text:span text:style-name="T1">Ctrl-D</text:span>. </text:p>
            </text:list-item>
            <text:list-item>
              <text:p text:style-name="P14">Repita para cada artículo.</text:p>
            </text:list-item>
          </text:list>
          <text:list xml:id="list214928241164878" text:continue-list="list189070616219829092" text:style-name="Numbering_20_1">
            <text:list-item>
              <text:p text:style-name="P10"><draw:frame draw:style-name="fr4" draw:name="Image3" text:anchor-type="paragraph" svg:x="2.0972in" svg:y="-0.0311in" svg:width="0.2811in" svg:height="0.2083in" draw:z-index="10"><draw:image xlink:href="Pictures/100002010000001B00000014AC8AE794.png" xlink:type="simple" xlink:show="embed" xlink:actuate="onLoad"/></draw:frame><text:span text:style-name="T4">P</text:span><text:span text:style-name="T5">ulse el</text:span><text:span text:style-name="T4"> </text:span><text:span text:style-name="T5">botón “</text:span><text:span text:style-name="T8">I</text:span><text:span text:style-name="T5">r a pagar” </text:span><text:span text:style-name="T8">o presione la tecla simbolo (+). </text:span><text:span text:style-name="T3">Seleccione el método de pago.</text:span></text:p>
            </text:list-item>
            <text:list-item>
              <text:p text:style-name="P11"><text:span text:style-name="T3">Si paga en efectivo, seleccione la entrada <text:s/>de cantidad a pagar con la tecla </text:span><text:span text:style-name="MiTeclas1"><text:span text:style-name="T3">TAB</text:span></text:span><text:span text:style-name="T3"> o </text:span><text:span text:style-name="MiTeclas1"><text:span text:style-name="T3">Alt+N</text:span></text:span><text:span text:style-name="T3"> <text:s/>y entre la cantidad a pagar, <text:s/>y presione </text:span><text:span text:style-name="MiTeclas1"><text:span text:style-name="T3">Entrar</text:span></text:span><text:span text:style-name="T3">. </text:span></text:p>
            </text:list-item>
            <text:list-item>
              <text:p text:style-name="P8"><text:span text:style-name="T3">Si paga con tarjeta, entre el </text:span><text:span text:style-name="T15">número de tarjeta</text:span><text:span text:style-name="T3"> y </text:span><text:span text:style-name="T15">número de autorización</text:span><text:span text:style-name="T3"> y presione </text:span><text:span text:style-name="MiTeclas1"><text:span text:style-name="T3">Entrar</text:span></text:span><text:span text:style-name="T3">.</text:span></text:p>
            </text:list-item>
          </text:list>
          <text:p text:style-name="P5">Búsqueda de productos <text:span text:style-name="T20">por categoria</text:span></text:p>
          <text:p text:style-name="P15"><text:span text:style-name="T3">Para </text:span><text:span text:style-name="T9">filtrar </text:span><text:span text:style-name="T13">l</text:span><text:span text:style-name="T18">a</text:span><text:span text:style-name="T17"> rejilla </text:span><text:span text:style-name="T16">de productos</text:span><text:span text:style-name="T3"> </text:span><text:span text:style-name="T9">por categoria</text:span><text:span text:style-name="T11">s</text:span><text:span text:style-name="T9"> marque la casilla “</text:span><text:span text:style-name="T11">C</text:span><text:span text:style-name="T9">ategoria” y seleccione de la lista la</text:span><text:span text:style-name="T3"> </text:span><text:span text:style-name="T14">opcion </text:span><text:span text:style-name="T3">que deseé. </text:span><text:span text:style-name="T12">Puede entrar una descripcion en la casilla “</text:span><text:span text:style-name="T7">Entrar </text:span><text:span text:style-name="T12">código” y anidar </text:span></text:p>
          <text:p text:style-name="P4"><text:span text:style-name="T3">Use </text:span><text:span text:style-name="MioNormal"><text:span text:style-name="T2">la rejilla de productos</text:span></text:span><text:span text:style-name="MioNormal"><text:span text:style-name="T3">, </text:span></text:span><text:span text:style-name="MioNormal"><text:span text:style-name="T4">y </text:span></text:span><text:span text:style-name="MioNormal"><text:span text:style-name="T9">haga</text:span></text:span><text:span text:style-name="MioNormal"><text:span text:style-name="T7"> clic</text:span></text:span><text:span text:style-name="MioNormal"><text:span text:style-name="T4"> </text:span></text:span><text:span text:style-name="MioNormal"><text:span text:style-name="T7">en</text:span></text:span><text:span text:style-name="MioNormal"><text:span text:style-name="T4"> </text:span></text:span><text:span text:style-name="MioNormal"><text:span text:style-name="T8"><text:s/></text:span></text:span><text:span text:style-name="MioNormal"><text:span text:style-name="T7">la</text:span></text:span><text:span text:style-name="MioNormal"><text:span text:style-name="T9">s</text:span></text:span><text:span text:style-name="MioNormal"><text:span text:style-name="T7"> imagenes previas</text:span></text:span><text:span text:style-name="T3"> </text:span><text:span text:style-name="T9">para cargar el producto deseado</text:span></text:p>
          <text:p text:style-name="P7">Borrar un artículo</text:p>
          <text:p text:style-name="P2"><draw:frame draw:style-name="fr4" draw:name="gráficos6" text:anchor-type="paragraph" svg:x="3.2362in" svg:y="-0.0102in" svg:width="0.3571in" svg:height="0.3638in" draw:z-index="9"><draw:image xlink:href="Pictures/10000201000000230000002353DA80E1.png" xlink:type="simple" xlink:show="embed" xlink:actuate="onLoad"/></draw:frame><text:span text:style-name="T3">Seleccione </text:span><text:span text:style-name="T10">un </text:span><text:span text:style-name="T3">artículo </text:span><text:span text:style-name="T10">de la lista y pulse: </text:span><text:span text:style-name="T3"><text:s text:c="4"/>“</text:span><text:span text:style-name="T10">Borrar artículo</text:span><text:span text:style-name="T3">” </text:span><text:span text:style-name="T10">o </text:span><text:span text:style-name="T3">presione </text:span><text:span text:style-name="MiTeclas1"><text:span text:style-name="T3">Ctrl+</text:span></text:span><text:span text:style-name="MiTeclas1"><text:span text:style-name="T9">(</text:span></text:span><text:span text:style-name="MiTeclas1"><text:span text:style-name="T3">-</text:span></text:span><text:span text:style-name="MiTeclas1"><text:span text:style-name="T9">)</text:span></text:span><text:span text:style-name="T3">. </text:span></text:p>
          <text:p text:style-name="P5">Cancelar la transacción actual</text:p>
          <text:p text:style-name="MiCuerpo1"><draw:frame draw:style-name="fr5" draw:name="gráficos7" text:anchor-type="paragraph" svg:x="1.8591in" svg:y="0.0102in" svg:width="0.378in" svg:height="0.3638in" draw:z-index="8"><draw:image xlink:href="Pictures/1000020100000025000000238EB29393.png" xlink:type="simple" xlink:show="embed" xlink:actuate="onLoad"/></draw:frame><text:span text:style-name="T3">Presione </text:span><text:span text:style-name="MiTeclas1"><text:span text:style-name="T3">F10</text:span></text:span><text:span text:style-name="T3"> o pulse el botón .</text:span></text:p>
          <text:p text:style-name="P5">Cancelar ticket</text:p>
          <text:p text:style-name="MiCuerpo1"><draw:frame draw:style-name="fr5" draw:name="gráficos8" text:anchor-type="paragraph" svg:x="1.8854in" svg:y="-0.0417in" svg:width="0.3874in" svg:height="0.4272in" draw:z-index="7"><draw:image xlink:href="Pictures/100002010000002600000029480BB28E.png" xlink:type="simple" xlink:show="embed" xlink:actuate="onLoad"/></draw:frame><text:span text:style-name="T3">Presione </text:span><text:span text:style-name="MiTeclas1"><text:span text:style-name="T3">F11</text:span></text:span><text:span text:style-name="T3"> o pulse el botón <text:s text:c="10"/>y entre el </text:span><text:span text:style-name="T15">número de ticket</text:span><text:span text:style-name="T3"> a cancelar. </text:span></text:p>
          <text:p text:style-name="P5">Reimprimir tickets<draw:frame draw:style-name="fr6" draw:name="gráficos9" text:anchor-type="char" svg:x="1.8528in" svg:y="0.2437in" svg:width="0.2854in" svg:height="0.3752in" draw:z-index="6"><draw:image xlink:href="Pictures/100002010000001C00000024EE331857.png" xlink:type="simple" xlink:show="embed" xlink:actuate="onLoad"/></draw:frame></text:p>
          <text:p text:style-name="MiCuerpo1"><text:span text:style-name="T3">Presione </text:span><text:span text:style-name="MiTeclas1"><text:span text:style-name="T3">F5</text:span></text:span><text:span text:style-name="T3"> o pulse el botón <text:s text:c="4"/>, seleccione el ticket que desea reimprimir y presione el botón </text:span><text:span text:style-name="T15">reimprimir ticket seleccionado.</text:span></text:p>
          <text:p text:style-name="P7"/>
          <text:p text:style-name="P7">Checador de precios<draw:frame draw:style-name="fr6" draw:name="gráficos10" text:anchor-type="char" svg:x="1.7673in" svg:y="0.178in" svg:width="0.398in" svg:height="0.3846in" draw:z-index="5"><draw:image xlink:href="Pictures/100002010000002700000025EA3B0326.png" xlink:type="simple" xlink:show="embed" xlink:actuate="onLoad"/></draw:frame></text:p>
          <text:p text:style-name="MiCuerpo1"><text:span text:style-name="T3">Presione </text:span><text:span text:style-name="MiTeclas1"><text:span text:style-name="T3">F9</text:span></text:span><text:span text:style-name="T3"> o pulse el botón <text:s text:c="10"/>, el checador de precios aparecerá, entre el </text:span><text:span text:style-name="T15">código</text:span><text:span text:style-name="T3"> del producto y presione </text:span><text:span text:style-name="MiTeclas1"><text:span text:style-name="T3">Entrar</text:span></text:span><text:span text:style-name="T3">; o use un lector de códigos de barra.</text:span></text:p>
          <text:p text:style-name="P5">Efectivo disponible en gaveta</text:p>
          <text:p text:style-name="MiCuerpo1"><text:span text:style-name="T3">Presione </text:span><text:span text:style-name="MiTeclas1"><text:span text:style-name="T3">F6</text:span></text:span><text:span text:style-name="T3"> o pulse el</text:span><draw:frame draw:style-name="fr6" draw:name="gráficos11" text:anchor-type="char" svg:x="2.2256in" svg:y="-0.0311in" svg:width="0.398in" svg:height="0.3846in" draw:z-index="4"><draw:image xlink:href="Pictures/100002010000002700000025A488352D.png" xlink:type="simple" xlink:show="embed" xlink:actuate="onLoad"/></draw:frame><text:span text:style-name="T3"> botón <text:s text:c="8"/>,una notificación será mostrada en la parte inferior de la pantalla.</text:span></text:p>
          <text:p text:style-name="P5">Salida de efectivo</text:p>
          <text:p text:style-name="MiCuerpo1"><text:span text:style-name="T3">Presione </text:span><text:span text:style-name="MiTeclas1"><text:span text:style-name="T3">F7</text:span></text:span><text:span text:style-name="T3"> o pulse el botón <text:s text:c="6"/></text:span><draw:frame draw:style-name="fr6" draw:name="gráficos12" text:anchor-type="char" svg:x="1.9689in" svg:y="0.0346in" svg:width="0.3465in" svg:height="0.3846in" draw:z-index="3"><draw:image xlink:href="Pictures/1000020100000022000000256B52537E.png" xlink:type="simple" xlink:show="embed" xlink:actuate="onLoad"/></draw:frame><text:span text:style-name="T3"> <text:s/>, y entre la </text:span><text:span text:style-name="T15">cantidad</text:span><text:span text:style-name="T3"> y la </text:span><text:span text:style-name="T15">razón</text:span><text:span text:style-name="T3"> de dicha salida de efectivo.</text:span></text:p>
          <text:p text:style-name="P5">Entrada de efectivo<draw:frame draw:style-name="fr7" draw:name="gráficos13" text:anchor-type="char" svg:x="1.7154in" svg:y="0.2618in" svg:width="0.3571in" svg:height="0.3437in" draw:z-index="2"><draw:image xlink:href="Pictures/100002010000002300000021E9E3D757.png" xlink:type="simple" xlink:show="embed" xlink:actuate="onLoad"/></draw:frame></text:p>
          <text:p text:style-name="MiCuerpo1"><text:span text:style-name="T3">Presione </text:span><text:span text:style-name="MiTeclas1"><text:span text:style-name="T3">F8</text:span></text:span><text:span text:style-name="T3"> o pulse el botón <text:s text:c="8"/>, y entre la </text:span><text:span text:style-name="T15">cantidad</text:span><text:span text:style-name="T3"> y la </text:span><text:span text:style-name="T15">razón</text:span><text:span text:style-name="T3"> de dicha entrada de efectivo.</text:span></text:p>
          <text:p text:style-name="P5">Bloqueo de pantalla</text:p>
          <text:p text:style-name="P3">Si necesita un descanso, puede asegurar la terminal presionando <text:span text:style-name="T1">Ctrl-BarraEspaciadora</text:span>.</text:p>
          <text:p text:style-name="P5">Suspender Venta</text:p>
          <text:p text:style-name="P3">Para suspender momentaneamente una venta y comenzar otra, presione <text:span text:style-name="T1">Ctrl-retroceso</text:span>.</text:p>
          <text:p text:style-name="P5">Retomar Venta Suspendida</text:p>
          <text:p text:style-name="P3">Para continuar una venta suspendida presione <text:span text:style-name="T1">Ctrl-R</text:span>. </text:p>
          <text:p text:style-name="P5">Cambiar estatus a una orden especial</text:p>
          <text:p text:style-name="P3">Para cambiarle el estatus a una orden especial presione <text:span text:style-name="T1">Ctrl-AvPag</text:span>.</text:p>
          <text:p text:style-name="P5">Corte de caja<draw:frame draw:style-name="fr6" draw:name="gráficos14" text:anchor-type="char" svg:x="2.2862in" svg:y="0.2547in" svg:width="0.378in" svg:height="0.3752in" draw:z-index="12"><draw:image xlink:href="Pictures/100002010000002500000024A6457B97.png" xlink:type="simple" xlink:show="embed" xlink:actuate="onLoad"/></draw:frame></text:p>
          <text:p text:style-name="P2"><text:span text:style-name="T3">Presione </text:span><text:span text:style-name="MiTeclas1"><text:span text:style-name="T3">CTRL-B</text:span></text:span><text:span text:style-name="T3"> o pulse el botón <text:s text:c="7"/>, un diálogo con la información del corte será mostrado, dependiendo de la configuración, el reporte será impreso.</text:span></text:p>
          <text:p text:style-name="P5">Reporte de fin del día</text:p>
          <text:p text:style-name="MiCuerpo1"><text:span text:style-name="T3">Presione </text:span><text:span text:style-name="MiTeclas1"><text:span text:style-name="T3">Ctrl-W</text:span></text:span><text:span text:style-name="T3"> o pulse el botón <text:s text:c="7"/></text:span><draw:frame draw:style-name="fr6" draw:name="gráficos15" text:anchor-type="char" svg:x="2.2661in" svg:y="-0.0126in" svg:width="0.398in" svg:height="0.3957in" draw:z-index="1"><draw:image xlink:href="Pictures/10000201000000270000002648B3B32D.png" xlink:type="simple" xlink:show="embed" xlink:actuate="onLoad"/></draw:frame><text:span text:style-name="T3"> , dependiendo de la configuración, el reporte será impreso.</text:span></text:p>
          <text:p text:style-name="P5">Cambiar usuario<draw:frame draw:style-name="fr6" draw:name="gráficos16" text:anchor-type="char" svg:x="2.1929in" svg:y="0.2665in" svg:width="0.4181in" svg:height="0.3126in" draw:z-index="0"><draw:image xlink:href="Pictures/10000201000000290000001E6197936A.png" xlink:type="simple" xlink:show="embed" xlink:actuate="onLoad"/></draw:frame></text:p>
          <text:p text:style-name="MiCuerpo1"><text:span text:style-name="T3">Presione </text:span><text:span text:style-name="MiTeclas1"><text:span text:style-name="T3">CTRL-L</text:span></text:span><text:span text:style-name="T3"> o pulse el botón <text:s text:c="3"/>. Se hará un corte de caja para </text:span><text:soft-page-break/><text:span text:style-name="T3">el usuario saliente.</text:span></text:p>
          <text:p text:style-name="P3"/>
          <text:p text:style-name="P3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1" svg:font-family="'Apple Garamond Light'" style:font-pitch="variable"/>
    <style:font-face style:name="Apple Garamond Light" svg:font-family="'Apple Garamond Light'" style:font-adornments="Negrita cursiva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075in" fo:margin-bottom="0.0827in" style:contextual-spacing="false" style:page-number="auto" fo:background-color="transparent" style:shadow="none">
        <style:tab-stops/>
        <style:background-image/>
      </style:paragraph-properties>
      <style:text-properties fo:color="#0084d1" style:font-name="Trebuchet MS" fo:font-family="'Trebuchet MS'" style:font-style-name="Negreta cursiva" style:font-family-generic="swiss" style:font-pitch="variable" fo:font-style="italic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fo:font-family="'Apple Garamond'" style:font-style-name="Cursiva" style:font-pitch="variable" fo:font-size="12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1181in" fo:margin-right="0.1181in" fo:text-align="justify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Apple Garamond1" fo:font-family="'Apple Garamond'" style:font-style-name="Predeterminado" style:font-pitch="variable" fo:font-size="11pt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0783in" fo:margin-right="-0.0783in" fo:margin-top="0.0783in" fo:margin-bottom="0.0429in" style:contextual-spacing="false" fo:text-align="start" style:justify-single-word="false" fo:text-indent="0in" style:auto-text-indent="false" fo:background-color="transparent" fo:padding="0in" fo:border-left="none" fo:border-right="none" fo:border-top="none" fo:border-bottom="0.51pt solid #666666" style:shadow="none">
        <style:background-image/>
      </style:paragraph-properties>
      <style:text-properties fo:color="#0084d1" fo:font-size="12pt" style:font-weight-asian="normal"/>
    </style:style>
    <style:style style:name="MiTeclas1" style:family="text">
      <style:text-properties fo:color="#4b1f6f" style:font-name="Lucida Grande" fo:font-family="'Lucida Grande'" style:font-style-name="Negrita cursiva" style:font-pitch="variable" fo:font-size="10pt" fo:font-style="italic" fo:font-weight="bold" fo:background-color="#ffff99"/>
    </style:style>
    <style:style style:name="MiRealzado1" style:family="text">
      <style:text-properties fo:color="#004586" style:font-name="Apple Garamond2" fo:font-family="'Apple Garamond'" style:font-style-name="Negrita cursiva" style:font-pitch="variable" fo:font-style="italic" fo:font-weight="bold" fo:background-color="transparent"/>
    </style:style>
    <style:style style:name="MiRealzado2" style:family="text" style:parent-style-name="MiRealzado1">
      <style:text-properties style:font-name="Apple Garamond Light" fo:font-family="'Apple Garamond Light'" style:font-style-name="Negrita cursiva" style:font-pitch="variable"/>
    </style:style>
    <style:style style:name="MiRealzado3" style:family="text" style:parent-style-name="MiRealzado2">
      <style:text-properties style:font-name="Lucida Grande1" fo:font-family="'Lucida Grande'" style:font-style-name="Negrita" style:font-pitch="variable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 fo:font-family="'Apple Garamond'" style:font-style-name="Predeterminado" style:font-pitch="variabl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02in" fo:margin-bottom="0.5118in" fo:margin-left="0.5516in" fo:margin-right="0.5516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6T12:27:10</meta:creation-date>
    <dc:date>2016-05-11T21:49:24.707416184</dc:date>
    <meta:editing-duration>PT17H51M48S</meta:editing-duration>
    <meta:editing-cycles>109</meta:editing-cycles>
    <meta:generator>LibreOffice/4.2.8.2$Linux_X86_64 LibreOffice_project/420m0$Build-2</meta:generator>
    <meta:document-statistic meta:table-count="0" meta:image-count="15" meta:object-count="0" meta:page-count="2" meta:paragraph-count="45" meta:word-count="565" meta:character-count="3391" meta:non-whitespace-character-count="2793"/>
  </office:meta>
</office:document-meta>
</file>